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4.107cm"/>
    </style:style>
    <style:style style:name="gr2" style:family="graphic" style:parent-style-name="standard">
      <style:graphic-properties draw:fill-color="#fff9ae" draw:textarea-horizontal-align="justify" draw:textarea-vertical-align="middle" draw:auto-grow-height="false" fo:min-height="2.553cm" fo:min-width="2.8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417cm" fo:min-width="5.723cm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3.691cm"/>
    </style:style>
    <style:style style:name="P1" style:family="paragraph">
      <style:paragraph-properties fo:text-align="center"/>
    </style:style>
    <style:style style:name="P2" style:family="paragraph">
      <loext:graphic-properties draw:fill-color="#fff9a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fff9ae"/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4.607cm" svg:height="2.413cm" svg:x="3.759cm" svg:y="10.017cm">
            <text:p text:style-name="P1">Seeder</text:p>
            <text:p text:style-name="P1">(build URL list)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" draw:id="id1" draw:layer="layout" svg:width="3.302cm" svg:height="3.175cm" svg:x="3.54cm" svg:y="4.429cm">
            <text:p text:style-name="P1">Query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3" draw:text-style-name="P3" draw:layer="layout" svg:x1="5.191cm" svg:y1="7.604cm" svg:x2="6.062cm" svg:y2="10.017cm" draw:start-shape="id1" draw:start-glue-point="6" draw:end-shape="id2" draw:end-glue-point="0" svg:d="M5191 7604v1206h871v1207" svg:viewBox="0 0 872 2414">
            <text:p/>
          </draw:connector>
          <draw:custom-shape draw:style-name="gr4" draw:text-style-name="P1" xml:id="id4" draw:id="id4" draw:layer="layout" svg:width="6.223cm" svg:height="2.667cm" svg:x="6.842cm" svg:y="19.669cm">
            <text:p text:style-name="P1">MPI Usage script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7.54cm" svg:y1="16.875cm" svg:x2="9.953cm" svg:y2="19.669cm" draw:start-shape="id3" draw:start-glue-point="2" draw:end-shape="id4" draw:end-glue-point="0" svg:d="M7540 16875v1396h2413v1398" svg:viewBox="0 0 2414 2795">
            <text:p/>
          </draw:connector>
          <draw:custom-shape draw:style-name="gr5" draw:text-style-name="P1" xml:id="id3" draw:id="id3" draw:layer="layout" svg:width="4.191cm" svg:height="2.413cm" svg:x="5.445cm" svg:y="14.462cm">
            <text:p text:style-name="P1">BuildCorpus</text:p>
            <text:p text:style-name="P1">(uses git)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6.062cm" svg:y1="12.43cm" svg:x2="7.54cm" svg:y2="14.462cm" draw:start-shape="id2" draw:start-glue-point="2" draw:end-shape="id3" draw:end-glue-point="0" svg:d="M6062 12430v1015h1478v1017" svg:viewBox="0 0 1479 2033">
            <text:p/>
          </draw:connector>
          <draw:custom-shape draw:style-name="gr2" draw:text-style-name="P2" xml:id="id5" draw:id="id5" draw:layer="layout" svg:width="3.302cm" svg:height="3.175cm" svg:x="11.287cm" svg:y="23.606cm">
            <text:p text:style-name="P1">Report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3" draw:text-style-name="P3" draw:layer="layout" svg:x1="9.953cm" svg:y1="22.336cm" svg:x2="12.938cm" svg:y2="23.606cm" draw:start-shape="id4" draw:start-glue-point="2" draw:end-shape="id5" draw:end-glue-point="4" svg:d="M9953 22336v634h2985v636" svg:viewBox="0 0 2986 1271">
            <text:p/>
          </draw:connector>
        </draw:g>
      </draw:page>
      <draw:page draw:name="page2" draw:style-name="dp1" draw:master-page-name="Default">
        <draw:g>
          <draw:g>
            <draw:custom-shape draw:style-name="gr1" draw:text-style-name="P4" xml:id="id7" draw:id="id7" draw:layer="layout" svg:width="4.607cm" svg:height="2.413cm" svg:x="6.334cm" svg:y="4.302cm">
              <text:p text:style-name="P4">Seeder</text:p>
              <text:p text:style-name="P4">(build URL list)</text:p>
              <draw:enhanced-geometry svg:viewBox="0 0 21600 21600" draw:type="rectangle" draw:enhanced-path="M 0 0 L 21600 0 21600 21600 0 21600 0 0 Z N"/>
            </draw:custom-shape>
            <draw:custom-shape draw:style-name="gr2" draw:text-style-name="P5" xml:id="id6" draw:id="id6" draw:layer="layout" svg:width="3.302cm" svg:height="3.175cm" svg:x="0.873cm" svg:y="3.921cm">
              <text:p text:style-name="P4">Query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onnector draw:style-name="gr3" draw:text-style-name="P6" draw:layer="layout" svg:x1="4.175cm" svg:y1="5.509cm" svg:x2="6.334cm" svg:y2="5.508cm" draw:start-shape="id6" draw:start-glue-point="7" draw:end-shape="id7" draw:end-glue-point="3" svg:d="M4175 5509h1080v-1h1079" svg:viewBox="0 0 2160 2">
              <text:p/>
            </draw:connector>
            <draw:custom-shape draw:style-name="gr4" draw:text-style-name="P4" xml:id="id9" draw:id="id9" draw:layer="layout" svg:width="6.223cm" svg:height="2.667cm" svg:x="11.922cm" svg:y="9.89cm">
              <text:p text:style-name="P4">MPI Usage script</text:p>
              <draw:enhanced-geometry svg:viewBox="0 0 21600 21600" draw:type="rectangle" draw:enhanced-path="M 0 0 L 21600 0 21600 21600 0 21600 0 0 Z N"/>
            </draw:custom-shape>
            <draw:connector draw:style-name="gr3" draw:text-style-name="P6" draw:layer="layout" svg:x1="15.033cm" svg:y1="6.715cm" svg:x2="15.033cm" svg:y2="9.89cm" draw:start-shape="id8" draw:end-shape="id9" draw:end-glue-point="0" svg:d="M15033 6715v3175" svg:viewBox="0 0 1 3176">
              <text:p/>
            </draw:connector>
            <draw:custom-shape draw:style-name="gr5" draw:text-style-name="P4" xml:id="id8" draw:id="id8" draw:layer="layout" svg:width="4.191cm" svg:height="2.413cm" svg:x="12.938cm" svg:y="4.302cm">
              <text:p text:style-name="P4">BuildCorpus</text:p>
              <text:p text:style-name="P4">(uses git)</text:p>
              <draw:enhanced-geometry svg:viewBox="0 0 21600 21600" draw:type="rectangle" draw:enhanced-path="M 0 0 L 21600 0 21600 21600 0 21600 0 0 Z N"/>
            </draw:custom-shape>
            <draw:connector draw:style-name="gr3" draw:text-style-name="P6" draw:layer="layout" svg:x1="10.941cm" svg:y1="5.508cm" svg:x2="12.938cm" svg:y2="5.508cm" draw:start-shape="id7" draw:start-glue-point="1" draw:end-shape="id8" draw:end-glue-point="3" svg:d="M10941 5508h1997" svg:viewBox="0 0 1998 1">
              <text:p/>
            </draw:connector>
            <draw:custom-shape draw:style-name="gr2" draw:text-style-name="P5" xml:id="id10" draw:id="id10" draw:layer="layout" svg:width="3.302cm" svg:height="3.175cm" svg:x="14.208cm" svg:y="15.478cm">
              <text:p text:style-name="P4">Report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onnector draw:style-name="gr3" draw:text-style-name="P6" draw:layer="layout" svg:x1="15.033cm" svg:y1="12.557cm" svg:x2="15.859cm" svg:y2="15.478cm" draw:start-shape="id9" draw:start-glue-point="2" draw:end-shape="id10" draw:end-glue-point="4" svg:d="M15033 12557v1460h826v1461" svg:viewBox="0 0 827 2922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5T14:43:14.045717738</meta:creation-date>
    <dc:date>2020-12-15T15:38:27.312232999</dc:date>
    <meta:editing-duration>PT45M13S</meta:editing-duration>
    <meta:editing-cycles>1</meta:editing-cycles>
    <meta:document-statistic meta:object-count="21"/>
    <meta:generator>LibreOffice/6.0.7.3$Linux_X86_64 LibreOffice_project/00m0$Build-3</meta:generator>
  </office:meta>
</office:document-meta>
</file>